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Memory" style:family="table">
      <style:table-properties style:width="17cm" fo:break-before="column" table:align="margins"/>
    </style:style>
    <style:style style:name="Memory.A" style:family="table-column">
      <style:table-column-properties style:column-width="2.803cm" style:rel-column-width="10803*"/>
    </style:style>
    <style:style style:name="Memory.B" style:family="table-column">
      <style:table-column-properties style:column-width="2.295cm" style:rel-column-width="8846*"/>
    </style:style>
    <style:style style:name="Memory.C" style:family="table-column">
      <style:table-column-properties style:column-width="11.903cm" style:rel-column-width="45886*"/>
    </style:style>
    <style:style style:name="Memory.A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Memory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Memory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Memory.A2" style:family="table-cell">
      <style:table-cell-properties style:vertical-align="middle" fo:padding="0.097cm" fo:border="0.5pt solid #000000" style:writing-mode="page"/>
    </style:style>
    <style:style style:name="Memory.B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Memory.C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Memory.A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3" style:family="table-cell">
      <style:table-cell-properties fo:padding="0.097cm" fo:border-left="0.5pt solid #000000" fo:border-right="none" fo:border-top="none" fo:border-bottom="none" style:writing-mode="page"/>
    </style:style>
    <style:style style:name="Memory.C3" style:family="table-cell">
      <style:table-cell-properties fo:padding="0.097cm" fo:border-left="none" fo:border-right="0.5pt solid #000000" fo:border-top="none" fo:border-bottom="none" style:writing-mode="page"/>
    </style:style>
    <style:style style:name="Memory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4" style:family="table-cell">
      <style:table-cell-properties fo:padding="0.097cm" fo:border-left="0.5pt solid #000000" fo:border-right="none" fo:border-top="none" fo:border-bottom="none" style:writing-mode="page"/>
    </style:style>
    <style:style style:name="Memory.C4" style:family="table-cell">
      <style:table-cell-properties fo:padding="0.097cm" fo:border-left="none" fo:border-right="0.5pt solid #000000" fo:border-top="none" fo:border-bottom="none" style:writing-mode="page"/>
    </style:style>
    <style:style style:name="Memory.5" style:family="table-row">
      <style:table-row-properties style:min-row-height="0.67cm"/>
    </style:style>
    <style:style style:name="Memory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Memory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Memory.C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Memory.B6" style:family="table-cell">
      <style:table-cell-properties fo:padding="0.097cm" fo:border-left="none" fo:border-right="none" fo:border-top="0.5pt solid #000000" fo:border-bottom="none" style:writing-mode="page"/>
    </style:style>
    <style:style style:name="Memory.C6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Memory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Memory.B7" style:family="table-cell">
      <style:table-cell-properties fo:padding="0.097cm" fo:border="none" style:writing-mode="page"/>
    </style:style>
    <style:style style:name="Memory.C7" style:family="table-cell">
      <style:table-cell-properties fo:padding="0.097cm" fo:border-left="none" fo:border-right="0.5pt solid #000000" fo:border-top="none" fo:border-bottom="none" style:writing-mode="page"/>
    </style:style>
    <style:style style:name="Memory.A8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Memory.B8" style:family="table-cell">
      <style:table-cell-properties fo:padding="0.097cm" fo:border="none" style:writing-mode="page"/>
    </style:style>
    <style:style style:name="Memory.C8" style:family="table-cell">
      <style:table-cell-properties fo:padding="0.097cm" fo:border-left="none" fo:border-right="0.5pt solid #000000" fo:border-top="none" fo:border-bottom="none" style:writing-mode="page"/>
    </style:style>
    <style:style style:name="Memory.A9" style:family="table-cell">
      <style:table-cell-properties fo:padding="0.097cm" fo:border="0.5pt solid #000000" style:writing-mode="page"/>
    </style:style>
    <style:style style:name="Memory.B9" style:family="table-cell">
      <style:table-cell-properties fo:padding="0.097cm" fo:border-left="none" fo:border-right="none" fo:border-top="none" fo:border-bottom="0.5pt solid #000000" style:writing-mode="page"/>
    </style:style>
    <style:style style:name="Memory.C9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Memory.A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Memory.B10" style:family="table-cell">
      <style:table-cell-properties fo:padding="0.097cm" fo:border-left="0.5pt solid #000000" fo:border-right="none" fo:border-top="none" fo:border-bottom="none" style:writing-mode="page"/>
    </style:style>
    <style:style style:name="Memory.C10" style:family="table-cell">
      <style:table-cell-properties fo:padding="0.097cm" fo:border-left="none" fo:border-right="0.5pt solid #000000" fo:border-top="none" fo:border-bottom="none" style:writing-mode="page"/>
    </style:style>
    <style:style style:name="Memory.A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11" style:family="table-cell">
      <style:table-cell-properties fo:padding="0.097cm" fo:border-left="0.5pt solid #000000" fo:border-right="none" fo:border-top="none" fo:border-bottom="none" style:writing-mode="page"/>
    </style:style>
    <style:style style:name="Memory.C11" style:family="table-cell">
      <style:table-cell-properties fo:padding="0.097cm" fo:border-left="none" fo:border-right="0.5pt solid #000000" fo:border-top="none" fo:border-bottom="none" style:writing-mode="page"/>
    </style:style>
    <style:style style:name="Memory.A1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12" style:family="table-cell">
      <style:table-cell-properties fo:padding="0.097cm" fo:border-left="0.5pt solid #000000" fo:border-right="none" fo:border-top="none" fo:border-bottom="none" style:writing-mode="page"/>
    </style:style>
    <style:style style:name="Memory.C12" style:family="table-cell">
      <style:table-cell-properties fo:padding="0.097cm" fo:border-left="none" fo:border-right="0.5pt solid #000000" fo:border-top="none" fo:border-bottom="none" style:writing-mode="page"/>
    </style:style>
    <style:style style:name="Memory.A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Memory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Memory.C1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098cm" style:rel-column-width="15797*"/>
    </style:style>
    <style:style style:name="Tabela1.B" style:family="table-column">
      <style:table-column-properties style:column-width="12.903cm" style:rel-column-width="49738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B1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Tabela1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ela1.B2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1.A3" style:family="table-cell">
      <style:table-cell-properties fo:padding="0.097cm" fo:border-left="0.5pt solid #000000" fo:border-right="none" fo:border-top="none" fo:border-bottom="none" style:writing-mode="page"/>
    </style:style>
    <style:style style:name="Tabela1.B3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1.A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ela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Flags" style:family="table">
      <style:table-properties style:width="17cm" table:align="margins"/>
    </style:style>
    <style:style style:name="Flags.A" style:family="table-column">
      <style:table-column-properties style:column-width="3.796cm" style:rel-column-width="14635*"/>
    </style:style>
    <style:style style:name="Flags.B" style:family="table-column">
      <style:table-column-properties style:column-width="3.798cm" style:rel-column-width="14642*"/>
    </style:style>
    <style:style style:name="Flags.C" style:family="table-column">
      <style:table-column-properties style:column-width="9.405cm" style:rel-column-width="36258*"/>
    </style:style>
    <style:style style:name="Flags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lags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Flags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Flags.A2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Flags.B2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Flags.C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Flags.A3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Flags.B3" style:family="table-cell">
      <style:table-cell-properties style:vertical-align="middle" fo:padding="0.097cm" fo:border="none" style:writing-mode="page"/>
    </style:style>
    <style:style style:name="Flags.C3" style:family="table-cell">
      <style:table-cell-properties fo:padding="0.097cm" fo:border-left="none" fo:border-right="0.5pt solid #000000" fo:border-top="none" fo:border-bottom="none" style:writing-mode="page"/>
    </style:style>
    <style:style style:name="Flags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Flags.B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Flags.C4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66cm" style:rel-column-width="942*"/>
    </style:style>
    <style:style style:name="Tabela2.B" style:family="table-column">
      <style:table-column-properties style:column-width="1.679cm" style:rel-column-width="953*"/>
    </style:style>
    <style:style style:name="Tabela2.C" style:family="table-column">
      <style:table-column-properties style:column-width="2.873cm" style:rel-column-width="1630*"/>
    </style:style>
    <style:style style:name="Tabela2.D" style:family="table-column">
      <style:table-column-properties style:column-width="1.961cm" style:rel-column-width="1113*"/>
    </style:style>
    <style:style style:name="Tabela2.E" style:family="table-column">
      <style:table-column-properties style:column-width="8.825cm" style:rel-column-width="5007*"/>
    </style:style>
    <style:style style:name="Tabela2.A1" style:family="table-cell">
      <style:table-cell-properties style:vertical-align="middle" fo:padding="0.097cm" fo:border-left="0.5pt solid #000000" fo:border-right="0.5pt solid #000000" fo:border-top="0.5pt solid #000000" fo:border-bottom="none" style:writing-mode="page"/>
    </style:style>
    <style:style style:name="Tabela2.C1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Tabela2.E1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2.A2" style:family="table-cell">
      <style:table-cell-properties style:vertical-align="middle" fo:padding="0.097cm" fo:border-left="0.5pt solid #000000" fo:border-right="0.5pt solid #000000" fo:border-top="none" fo:border-bottom="none" style:writing-mode="page"/>
    </style:style>
    <style:style style:name="Tabela2.C2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Tabela2.E2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2.A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25cm" style:rel-column-width="8191*"/>
    </style:style>
    <style:style style:name="Tabela3.B" style:family="table-column">
      <style:table-column-properties style:column-width="4.249cm" style:rel-column-width="16383*"/>
    </style:style>
    <style:style style:name="Tabela3.G" style:family="table-column">
      <style:table-column-properties style:column-width="2.127cm" style:rel-column-width="8197*"/>
    </style:style>
    <style:style style:name="Tabela3.A1" style:family="table-cell">
      <style:table-cell-properties style:vertical-align="middle" fo:padding="0.097cm" fo:border-left="0.5pt solid #000000" fo:border-right="0.5pt solid #000000" fo:border-top="0.5pt solid #000000" fo:border-bottom="none" style:writing-mode="page"/>
    </style:style>
    <style:style style:name="Tabela3.G1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3.A2" style:family="table-cell">
      <style:table-cell-properties style:vertical-align="middle" fo:padding="0.097cm" fo:border-left="0.5pt solid #000000" fo:border-right="0.5pt solid #000000" fo:border-top="none" fo:border-bottom="none" style:writing-mode="page"/>
    </style:style>
    <style:style style:name="Tabela3.G2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3.A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G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P1" style:family="paragraph" style:parent-style-name="Footer">
      <style:text-properties fo:font-size="9pt" officeooo:rsid="001c84c9" officeooo:paragraph-rsid="001c84c9" style:font-size-asian="9pt" style:font-size-complex="9pt"/>
    </style:style>
    <style:style style:name="P2" style:family="paragraph" style:parent-style-name="Standard">
      <style:text-properties fo:color="#000000" loext:opacity="100%" style:font-name="Liberation Serif"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Liberation Serif" fo:font-size="14pt" fo:language="en" fo:country="GB" fo:font-weight="bold" officeooo:rsid="00203827" officeooo:paragraph-rsid="00203827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style:font-name="Liberation Serif" fo:font-size="12pt" fo:language="en" fo:country="GB" fo:font-weight="bold" officeooo:rsid="001c84c9" officeooo:paragraph-rsid="001c84c9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Serif" fo:font-size="12pt" fo:language="en" fo:country="GB" fo:font-weight="bold" officeooo:rsid="001c84c9" officeooo:paragraph-rsid="001c84c9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fo:language="en" fo:country="GB" fo:font-weight="bold" officeooo:rsid="001c84c9" officeooo:paragraph-rsid="001c84c9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2pt" fo:language="en" fo:country="GB" fo:font-weight="normal" officeooo:rsid="001b6fa9" officeooo:paragraph-rsid="001b6fa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GB" fo:font-weight="normal" officeooo:rsid="001c84c9" officeooo:paragraph-rsid="001c84c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GB" fo:font-weight="normal" officeooo:rsid="00203827" officeooo:paragraph-rsid="0020382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GB" fo:font-weight="normal" officeooo:rsid="00272021" officeooo:paragraph-rsid="0027202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GB" fo:font-weight="bold" officeooo:rsid="001b6fa9" officeooo:paragraph-rsid="001b6fa9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4pt" fo:language="en" fo:country="GB" fo:font-weight="bold" officeooo:rsid="001b6fa9" officeooo:paragraph-rsid="001b6fa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3465a4" loext:opacity="100%" style:font-name="Liberation Serif" fo:font-size="16pt" fo:language="en" fo:country="GB" fo:font-weight="bold" officeooo:rsid="001b6fa9" officeooo:paragraph-rsid="001b6fa9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3465a4" loext:opacity="100%" style:font-name="Liberation Serif" fo:font-size="12pt" fo:language="en" fo:country="GB" fo:font-weight="bold" officeooo:rsid="001c84c9" officeooo:paragraph-rsid="001c84c9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666666" loext:opacity="100%" style:font-name="Liberation Serif" fo:font-size="12pt" fo:language="en" fo:country="GB" fo:font-weight="normal" officeooo:rsid="001b6fa9" officeooo:paragraph-rsid="001b6fa9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8pt" fo:language="en" fo:country="GB" fo:font-weight="bold" officeooo:rsid="001b6fa9" officeooo:paragraph-rsid="001b6fa9" style:font-size-asian="18pt" style:font-weight-asian="bold" style:font-size-complex="18pt" style:font-weight-complex="bold"/>
    </style:style>
    <style:style style:name="P20" style:family="paragraph" style:parent-style-name="Standard">
      <style:text-properties style:font-name="Liberation Serif" fo:font-size="21pt" fo:language="en" fo:country="GB" fo:font-weight="bold" officeooo:rsid="001b6fa9" officeooo:paragraph-rsid="001b6fa9" style:font-size-asian="18.3500003814697pt" style:font-weight-asian="bold" style:font-size-complex="21pt" style:font-weight-complex="bold"/>
    </style:style>
    <style:style style:name="P21" style:family="paragraph" style:parent-style-name="Standard">
      <style:text-properties style:font-name="Liberation Serif" fo:font-size="16pt" fo:language="en" fo:country="GB" fo:font-weight="bold" officeooo:rsid="001c84c9" officeooo:paragraph-rsid="001c84c9" style:font-size-asian="16pt" style:font-weight-asian="bold" style:font-size-complex="16pt" style:font-weight-complex="bold"/>
    </style:style>
    <style:style style:name="P22" style:family="paragraph" style:parent-style-name="Standard">
      <style:text-properties style:font-name="Liberation Serif" fo:font-size="15pt" fo:language="en" fo:country="GB" fo:font-weight="bold" officeooo:rsid="001b6fa9" officeooo:paragraph-rsid="001b6fa9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style:font-name="Liberation Serif" fo:font-size="14pt" fo:language="en" fo:country="GB" fo:font-weight="bold" officeooo:rsid="001b6fa9" officeooo:paragraph-rsid="001b6fa9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21pt" fo:language="en" fo:country="GB" officeooo:rsid="001b6fa9" officeooo:paragraph-rsid="001b6fa9" style:font-size-asian="18.3500003814697pt" style:font-size-complex="21pt"/>
    </style:style>
    <style:style style:name="P25" style:family="paragraph" style:parent-style-name="Standard">
      <style:text-properties fo:font-size="15pt" fo:language="en" fo:country="GB" fo:font-weight="bold" officeooo:rsid="001b6fa9" officeooo:paragraph-rsid="001b6fa9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5pt" fo:language="en" fo:country="GB" officeooo:rsid="001b6fa9" officeooo:paragraph-rsid="001b6fa9" style:font-size-asian="13.1000003814697pt" style:font-size-complex="15pt"/>
    </style:style>
    <style:style style:name="P27" style:family="paragraph" style:parent-style-name="Standard">
      <style:text-properties fo:language="en" fo:country="GB" officeooo:paragraph-rsid="001b6fa9"/>
    </style:style>
    <style:style style:name="P28" style:family="paragraph" style:parent-style-name="Standard">
      <style:text-properties fo:language="en" fo:country="GB"/>
    </style:style>
    <style:style style:name="P29" style:family="paragraph" style:parent-style-name="Standard">
      <style:paragraph-properties fo:text-align="center" style:justify-single-word="false"/>
      <style:text-properties fo:language="en" fo:country="GB" fo:font-weight="bold" officeooo:rsid="00272021" officeooo:paragraph-rsid="0027202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fo:language="en" fo:country="GB" style:font-size-asian="12pt" style:font-size-complex="12pt"/>
    </style:style>
    <style:style style:name="P31" style:family="paragraph" style:parent-style-name="Table_20_Contents">
      <style:text-properties fo:font-size="12pt" fo:language="en" fo:country="GB" officeooo:rsid="001b6fa9" officeooo:paragraph-rsid="001b6fa9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language="en" fo:country="GB" officeooo:rsid="001b6fa9" officeooo:paragraph-rsid="001b6fa9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language="en" fo:country="GB" officeooo:rsid="00272021" officeooo:paragraph-rsid="00272021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en" fo:country="GB" officeooo:rsid="00272021" officeooo:paragraph-rsid="00272021" style:font-size-asian="12pt" style:font-size-complex="12pt"/>
    </style:style>
    <style:style style:name="P35" style:family="paragraph" style:parent-style-name="Table_20_Contents">
      <style:text-properties fo:font-size="12pt" fo:language="en" fo:country="GB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b6fa9" officeooo:paragraph-rsid="001b6fa9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size="12pt" fo:language="en" fo:country="GB" fo:font-weight="bold" officeooo:rsid="001b6fa9" officeooo:paragraph-rsid="001b6fa9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72021" officeooo:paragraph-rsid="00272021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fo:font-size="12pt" fo:language="en" fo:country="GB" fo:font-weight="bold" officeooo:rsid="001b6fa9" officeooo:paragraph-rsid="001b6fa9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style:font-size-asian="10.5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officeooo:paragraph-rsid="001c84c9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72021" officeooo:paragraph-rsid="00272021" style:font-size-asian="10.5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GB" officeooo:rsid="001b6fa9" officeooo:paragraph-rsid="001b6fa9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GB" officeooo:rsid="001c84c9" officeooo:paragraph-rsid="001c84c9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GB" officeooo:rsid="00272021" officeooo:paragraph-rsid="00272021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GB" officeooo:rsid="00255054" officeooo:paragraph-rsid="00255054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3465a4" loext:opacity="100%" fo:font-size="12pt" fo:language="en" fo:country="GB" officeooo:rsid="001b6fa9" officeooo:paragraph-rsid="001b6fa9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6pt" fo:language="en" fo:country="GB" officeooo:rsid="001b6fa9" officeooo:paragraph-rsid="001b6fa9" style:font-size-asian="16pt" style:font-size-complex="16pt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weight="bold" style:font-weight-asian="bold" style:font-weight-complex="bold"/>
    </style:style>
    <style:style style:name="T3" style:family="text">
      <style:text-properties fo:color="#3465a4" loext:opacity="100%" fo:font-weight="bold" officeooo:rsid="00272021" style:font-weight-asian="bold" style:font-weight-complex="bold"/>
    </style:style>
    <style:style style:name="T4" style:family="text">
      <style:text-properties fo:color="#3465a4" loext:opacity="100%" fo:font-weight="bold" fo:background-color="transparent" loext:char-shading-value="0" style:font-weight-asian="bold" style:font-weight-complex="bold"/>
    </style:style>
    <style:style style:name="T5" style:family="text">
      <style:text-properties fo:color="#3465a4" loext:opacity="100%" fo:font-size="18pt" fo:font-weight="bold" officeooo:rsid="001b6fa9" style:font-size-asian="15.75pt" style:font-weight-asian="bold" style:font-size-complex="18pt" style:font-weight-complex="bold"/>
    </style:style>
    <style:style style:name="T6" style:family="text">
      <style:text-properties officeooo:rsid="00203827"/>
    </style:style>
    <style:style style:name="T7" style:family="text">
      <style:text-properties fo:font-size="18pt" fo:font-weight="bold" officeooo:rsid="001b6fa9" style:font-size-asian="15.75pt" style:font-weight-asian="bold" style:font-size-complex="18pt" style:font-weight-complex="bold"/>
    </style:style>
    <style:style style:name="T8" style:family="text">
      <style:text-properties fo:font-size="18pt" fo:font-weight="bold" officeooo:rsid="00272021" style:font-size-asian="15.75pt" style:font-weight-asian="bold" style:font-size-complex="18pt" style:font-weight-complex="bold"/>
    </style:style>
    <style:style style:name="T9" style:family="text">
      <style:text-properties fo:font-size="18pt" fo:font-weight="normal" officeooo:rsid="001b6fa9" style:font-size-asian="15.75pt" style:font-weight-asian="normal" style:font-size-complex="18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84c9" style:font-weight-asian="bold" style:font-weight-complex="bold"/>
    </style:style>
    <style:style style:name="T12" style:family="text">
      <style:text-properties fo:font-weight="bold" officeooo:rsid="001f9a7a" style:font-weight-asian="bold" style:font-weight-complex="bold"/>
    </style:style>
    <style:style style:name="T13" style:family="text">
      <style:text-properties fo:font-weight="bold" officeooo:rsid="00203827" style:font-weight-asian="bold" style:font-weight-complex="bold"/>
    </style:style>
    <style:style style:name="T14" style:family="text">
      <style:text-properties fo:font-weight="bold" officeooo:rsid="00272021" style:font-weight-asian="bold" style:font-weight-complex="bol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1c84c9" style:font-weight-asian="normal" style:font-weight-complex="normal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weight="bold" style:font-weight-asian="bold" style:font-weight-complex="bold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color="#000000" loext:opacity="100%" officeooo:rsid="00272021"/>
    </style:style>
    <style:style style:name="T24" style:family="text">
      <style:text-properties officeooo:rsid="001c84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f9a7a"/>
    </style:style>
    <style:style style:name="T27" style:family="text">
      <style:text-properties officeooo:rsid="0021367a"/>
    </style:style>
    <style:style style:name="T28" style:family="text">
      <style:text-properties officeooo:rsid="00224c18"/>
    </style:style>
    <style:style style:name="T29" style:family="text">
      <style:text-properties officeooo:rsid="002444e9"/>
    </style:style>
    <style:style style:name="T30" style:family="text">
      <style:text-properties officeooo:rsid="00255054"/>
    </style:style>
    <style:style style:name="T31" style:family="text">
      <style:text-properties officeooo:rsid="002720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7">Primitive </text:span><text:span text:style-name="T5">Iterator</text:span><text:span text:style-name="T7"> </text:span><text:span text:style-name="T8">8</text:span><text:span text:style-name="T9">-bit </text:span><text:span text:style-name="T16">architecture</text:span></text:p>
      <text:p text:style-name="P18">PI – the data-driven, lightweight computer architecture </text:p>
      <text:p text:style-name="P19">_____________________________________________________</text:p>
      <text:p text:style-name="P24"/>
      <text:p text:style-name="P20">Developer’s Guide – Full Edition </text:p>
      <text:p text:style-name="P20"/>
      <text:p text:style-name="P21">0. <text:span text:style-name="T1">Table of contents</text:span></text:p>
      <text:p text:style-name="P2"/>
      <text:p text:style-name="P4"><text:span text:style-name="T1">0.</text:span> Table of contents <text:span text:style-name="T25">– page 1</text:span></text:p>
      <text:p text:style-name="P5"><text:span text:style-name="T1">1.</text:span> PI a<text:span text:style-name="T28">rchitecture</text:span> overwiew – <text:span text:style-name="T25">page 1</text:span></text:p>
      <text:p text:style-name="P5"><text:span text:style-name="T1">2. </text:span>Data and Flags – <text:span text:style-name="T25">page 2</text:span></text:p>
      <text:p text:style-name="P5"><text:span text:style-name="T1">3.</text:span> Instructions <text:span text:style-name="T25">– page 3</text:span></text:p>
      <text:p text:style-name="P17">4.<text:span text:style-name="T25"> </text:span><text:span text:style-name="T20">Input and output operations </text:span><text:span text:style-name="T22">– page 4</text:span></text:p>
      <text:p text:style-name="P24"/>
      <text:p text:style-name="P16"><text:span text:style-name="T20">1.</text:span> The data-driven architecture – PI <text:span text:style-name="T28">architeture </text:span>overview</text:p>
      <text:p text:style-name="P22"><text:tab/></text:p>
      <text:p text:style-name="P9"><text:span text:style-name="T19">What does it mean that this assembly is data-driven?</text:span><text:span text:style-name="T15"> It means that the programmer simply manipulates the data and moves it around – computer is the one conducting the operations.</text:span></text:p>
      <text:p text:style-name="P9"/>
      <text:p text:style-name="P13"><text:span text:style-name="T15">What does it mean that this assembly is lightweight? </text:span><text:span text:style-name="T17">It means that it will only take you a couple of minutes to read the full Developer’s Guide </text:span><text:span text:style-name="T18">and</text:span><text:span text:style-name="T17"> get familiar with the architecture. </text:span></text:p>
      <text:p text:style-name="P13"/>
      <text:p text:style-name="P23">Core principles:</text:p>
      <text:p text:style-name="P13"/>
      <text:p text:style-name="P9">1. Simplicity – all CPU <text:span text:style-name="T10">registers are </text:span><text:span text:style-name="T11">co-</text:span><text:span text:style-name="T10">addressed as memory</text:span>, giving the programmer maximum wiggle room in manipulating the data, with <text:span text:style-name="T10">just 2 simple assembly instruction</text:span><text:span text:style-name="T11">s, </text:span><text:span text:style-name="T14">with a 2-byte instruction word.</text:span></text:p>
      <text:p text:style-name="P9"/>
      <text:p text:style-name="P9">2. Complexity on the programmer’s side – <text:span text:style-name="T24">y</text:span>ou, as the programmer are the best equipped to know how data should be manipulated by your code. That’s why there’s <text:span text:style-name="T21">no complex multi-step instructions</text:span>. there is no micro-code – <text:span text:style-name="T10">PI assembly itself is essentially the micro-code</text:span>. This way you have maximum control over what exactly is being done – isn’t <text:span text:style-name="T24">this </text:span>exactly what coding in assembly is about?</text:p>
      <text:p text:style-name="P9"/>
      <text:p text:style-name="P9">3. Speed – <text:span text:style-name="T10">Every instruction takes one clock cycle</text:span> and one clock cycle only.</text:p>
      <text:p text:style-name="P9"/>
      <text:p text:style-name="P3">Arthmetical-Logical Unit (ALU):<text:span text:style-name="T20"/></text:p>
      <text:p text:style-name="P3"/>
      <text:p text:style-name="P6">This most crucial element of the CPU conducts all Arthimetical and Logical operations.<text:span text:style-name="T20"/></text:p>
      <text:p text:style-name="P7">In <text:span text:style-name="T27">the </text:span><text:span text:style-name="T31">8</text:span>-bit PI architecture CPU, the <text:span text:style-name="T10">ALU has two 4-bit inputs and one 4-bit output.</text:span><text:span text:style-name="T20"/></text:p>
      <text:p text:style-name="P7"/>
      <text:p text:style-name="P7">The output is either an <text:span text:style-name="T10">arithmetical sum of the two numbers given on input</text:span> or <text:span text:style-name="T10">NAND of all bits from the inputs</text:span>. Output cannot be enabled or disabled. <text:span text:style-name="T10">ALU is always listening to inputs and always transmitting it’s output.</text:span><text:span text:style-name="T20"/></text:p>
      <text:p text:style-name="P7"/>
      <text:p text:style-name="P7">Whenever ,,ALU input” and ,,ALU output” is mentioned in this document, it is referring to exactly th<text:span text:style-name="T27">o</text:span>s<text:span text:style-name="T27">e</text:span> values.<text:span text:style-name="T20"/></text:p>
      <text:p text:style-name="P7"><text:soft-page-break/>ALU also always stores the carry bit from the last operation. <text:span text:style-name="T20"/></text:p>
      <text:p text:style-name="P16"><text:span text:style-name="T20"/></text:p>
      <text:p text:style-name="P16"><text:span text:style-name="T20"/></text:p>
      <text:p text:style-name="P16"><text:span text:style-name="T20">2. </text:span>Data and Flags</text:p>
      <text:p text:style-name="P10">All registers and memory cells are 4-bit wide.</text:p>
      <text:p text:style-name="P25"/>
      <text:p text:style-name="P14">Memory:</text:p>
      <text:p text:style-name="P14"/>
      <text:p text:style-name="P11">All CPU registers are <text:span text:style-name="T31">memory-mapped.</text:span> Meaning that they all can be accesed just like normal memory cells.</text:p>
      <text:p text:style-name="P14"/>
      <table:table table:name="Memory" table:style-name="Memory">
        <table:table-column table:style-name="Memory.A"/>
        <table:table-column table:style-name="Memory.B"/>
        <table:table-column table:style-name="Memory.C"/>
        <table:table-row>
          <table:table-cell table:style-name="Memory.A1" office:value-type="string">
            <text:p text:style-name="P30"/>
          </table:table-cell>
          <table:table-cell table:style-name="Memory.B1" office:value-type="string">
            <text:p text:style-name="P36">Adress:</text:p>
          </table:table-cell>
          <table:table-cell table:style-name="Memory.C1" office:value-type="string">
            <text:p text:style-name="P37">Annotation:</text:p>
          </table:table-cell>
        </table:table-row>
        <table:table-row>
          <table:table-cell table:style-name="Memory.A2" table:number-rows-spanned="4" office:value-type="string">
            <text:p text:style-name="P38">Special Registers</text:p>
          </table:table-cell>
          <table:table-cell table:style-name="Memory.B2" office:value-type="string">
            <text:p text:style-name="P47"><text:span text:style-name="T23">00</text:span><text:span text:style-name="T20">00</text:span><text:span text:style-name="T14">00</text:span><text:span text:style-name="T10">00</text:span></text:p>
          </table:table-cell>
          <table:table-cell table:style-name="Memory.C2" office:value-type="string">
            <text:p text:style-name="P31"><text:span text:style-name="T3">00</text:span><text:span text:style-name="T2">00</text:span> registry – Instruction Pointer</text:p>
          </table:table-cell>
        </table:table-row>
        <table:table-row>
          <table:covered-table-cell table:style-name="Memory.A3"/>
          <table:table-cell table:style-name="Memory.B3" office:value-type="string">
            <text:p text:style-name="P32"><text:span text:style-name="T31">0000</text:span><text:span text:style-name="T2">0001</text:span></text:p>
          </table:table-cell>
          <table:table-cell table:style-name="Memory.C3" office:value-type="string">
            <text:p text:style-name="P31"><text:span text:style-name="T3">00</text:span><text:span text:style-name="T2">01</text:span><text:span text:style-name="T10"> </text:span>registry - Alpha</text:p>
          </table:table-cell>
        </table:table-row>
        <table:table-row>
          <table:covered-table-cell table:style-name="Memory.A3"/>
          <table:table-cell table:style-name="Memory.B4" office:value-type="string">
            <text:p text:style-name="P32"><text:span text:style-name="T31">0000</text:span><text:span text:style-name="T2">0010</text:span></text:p>
          </table:table-cell>
          <table:table-cell table:style-name="Memory.C4" office:value-type="string">
            <text:p text:style-name="P31"><text:span text:style-name="T3">00</text:span><text:span text:style-name="T2">10</text:span><text:span text:style-name="T1"> </text:span>registry - Beta </text:p>
          </table:table-cell>
        </table:table-row>
        <table:table-row table:style-name="Memory.5">
          <table:covered-table-cell table:style-name="Memory.A5"/>
          <table:table-cell table:style-name="Memory.B5" office:value-type="string">
            <text:p text:style-name="P32"><text:span text:style-name="T31">0000</text:span><text:span text:style-name="T2">0011</text:span></text:p>
          </table:table-cell>
          <table:table-cell table:style-name="Memory.C5" office:value-type="string">
            <text:p text:style-name="P31"><text:span text:style-name="T3">00</text:span><text:span text:style-name="T2">11</text:span> registry - Accumulator</text:p>
          </table:table-cell>
        </table:table-row>
        <table:table-row table:style-name="Memory.5">
          <table:table-cell table:style-name="Memory.A2" table:number-rows-spanned="4" office:value-type="string">
            <text:p text:style-name="P29">General Purpose Registers</text:p>
          </table:table-cell>
          <table:table-cell table:style-name="Memory.B6" office:value-type="string">
            <text:p text:style-name="P33">0000<text:span text:style-name="T2">0100</text:span></text:p>
          </table:table-cell>
          <table:table-cell table:style-name="Memory.C6" office:value-type="string">
            <text:p text:style-name="P34"><text:span text:style-name="T2">0100 </text:span><text:span text:style-name="T22">registry</text:span></text:p>
          </table:table-cell>
        </table:table-row>
        <table:table-row table:style-name="Memory.5">
          <table:covered-table-cell table:style-name="Memory.A7"/>
          <table:table-cell table:style-name="Memory.B7" office:value-type="string">
            <text:p text:style-name="P33">...</text:p>
          </table:table-cell>
          <table:table-cell table:style-name="Memory.C7" office:value-type="string">
            <text:p text:style-name="P31"/>
          </table:table-cell>
        </table:table-row>
        <table:table-row table:style-name="Memory.5">
          <table:covered-table-cell table:style-name="Memory.A7"/>
          <table:table-cell table:style-name="Memory.B8" office:value-type="string">
            <text:p text:style-name="P33">0000<text:span text:style-name="T2">1110</text:span></text:p>
          </table:table-cell>
          <table:table-cell table:style-name="Memory.C8" office:value-type="string">
            <text:p text:style-name="P34"><text:span text:style-name="T2">1110 </text:span><text:span text:style-name="T22">registry</text:span></text:p>
          </table:table-cell>
        </table:table-row>
        <table:table-row table:style-name="Memory.5">
          <table:covered-table-cell table:style-name="Memory.A9"/>
          <table:table-cell table:style-name="Memory.B9" office:value-type="string">
            <text:p text:style-name="P33">0000<text:span text:style-name="T2">1111</text:span></text:p>
          </table:table-cell>
          <table:table-cell table:style-name="Memory.C9" office:value-type="string">
            <text:p text:style-name="P34"><text:span text:style-name="T2">1111 </text:span><text:span text:style-name="T22">registry</text:span></text:p>
          </table:table-cell>
        </table:table-row>
        <table:table-row>
          <table:table-cell table:style-name="Memory.A10" table:number-rows-spanned="4" office:value-type="string">
            <text:p text:style-name="P36">Regular memory</text:p>
          </table:table-cell>
          <table:table-cell table:style-name="Memory.B10" office:value-type="string">
            <text:p text:style-name="P32"><text:span text:style-name="T31">0001</text:span>0<text:span text:style-name="T31">0</text:span>00</text:p>
          </table:table-cell>
          <table:table-cell table:style-name="Memory.C10" office:value-type="string">
            <text:p text:style-name="P35"/>
          </table:table-cell>
        </table:table-row>
        <table:table-row>
          <table:covered-table-cell table:style-name="Memory.A11"/>
          <table:table-cell table:style-name="Memory.B11" office:value-type="string">
            <text:p text:style-name="P30">…</text:p>
          </table:table-cell>
          <table:table-cell table:style-name="Memory.C11" office:value-type="string">
            <text:p text:style-name="P35"/>
          </table:table-cell>
        </table:table-row>
        <table:table-row>
          <table:covered-table-cell table:style-name="Memory.A11"/>
          <table:table-cell table:style-name="Memory.B12" office:value-type="string">
            <text:p text:style-name="P33">11111110</text:p>
          </table:table-cell>
          <table:table-cell table:style-name="Memory.C12" office:value-type="string">
            <text:p text:style-name="P35"/>
          </table:table-cell>
        </table:table-row>
        <table:table-row>
          <table:covered-table-cell table:style-name="Memory.A13"/>
          <table:table-cell table:style-name="Memory.B13" office:value-type="string">
            <text:p text:style-name="P33">11111111</text:p>
          </table:table-cell>
          <table:table-cell table:style-name="Memory.C13" office:value-type="string">
            <text:p text:style-name="P35"/>
          </table:table-cell>
        </table:table-row>
      </table:table>
      <text:p text:style-name="P9">As you may observe, <text:span text:style-name="T31">4</text:span> last bits of the adress correspond to the registry number.</text:p>
      <text:p text:style-name="P9"/>
      <text:p text:style-name="P9"><text:span text:style-name="T10">Instruction Pointer (IP) </text:span>– shows instruction that is currently being executed. 2 is added automatically after each instruction to this registry. IP can only store even numbers.</text:p>
      <text:p text:style-name="P9"/>
      <text:p text:style-name="P9"><text:span text:style-name="T10">Alpha and Beta</text:span> – two registers wired directly to the ALU at all times (always enabled).</text:p>
      <text:p text:style-name="P9"/>
      <text:p text:style-name="P9"><text:span text:style-name="T10">Accumulator </text:span>– hard wired to ALU, after each instruction in which Alpha or Beta are changed <text:s/>the Accumulator is automatically updated with ALU output. </text:p>
      <text:p text:style-name="P9"/>
      <text:p text:style-name="P9"><text:span text:style-name="T24">Memory</text:span> containing instructions shall always be aligned by 2. First <text:span text:style-name="T31">byte</text:span> of the instruction <text:span text:style-name="T31">is</text:span> <text:span text:style-name="T21">to be stored under an even address</text:span>. Next <text:span text:style-name="T31">byte is </text:span>to be stored in the next memory cell (with <text:span text:style-name="T24">an </text:span>odd adress). As shown below:</text:p>
      <text:p text:style-name="P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Adress:</text:p>
          </table:table-cell>
          <table:table-cell table:style-name="Tabela1.B1" office:value-type="string">
            <text:p text:style-name="P39">Content:</text:p>
          </table:table-cell>
        </table:table-row>
        <table:table-row>
          <table:table-cell table:style-name="Tabela1.A2" office:value-type="string">
            <text:p text:style-name="P43"><text:span text:style-name="T31">XXXX</text:span>XXX0</text:p>
          </table:table-cell>
          <table:table-cell table:style-name="Tabela1.B2" table:number-rows-spanned="2" office:value-type="string">
            <text:p text:style-name="P48">Instruction 1</text:p>
          </table:table-cell>
        </table:table-row>
        <table:table-row>
          <table:table-cell table:style-name="Tabela1.A3" office:value-type="string">
            <text:p text:style-name="P43"><text:span text:style-name="T31">XXXX</text:span>XXX1</text:p>
          </table:table-cell>
          <table:covered-table-cell table:style-name="Tabela1.B3"/>
        </table:table-row>
        <table:table-row>
          <table:table-cell table:style-name="Tabela1.A4" office:value-type="string">
            <text:p text:style-name="P43"><text:span text:style-name="T31">XXXX</text:span>XXX0</text:p>
          </table:table-cell>
          <table:table-cell table:style-name="Tabela1.B1" table:number-rows-spanned="2" office:value-type="string">
            <text:p text:style-name="P48">Instruction 2</text:p>
          </table:table-cell>
        </table:table-row>
        <table:table-row>
          <table:table-cell table:style-name="Tabela1.A5" office:value-type="string">
            <text:p text:style-name="P43"><text:span text:style-name="T31">XXXX</text:span>XXX1</text:p>
          </table:table-cell>
          <table:covered-table-cell table:style-name="Tabela1.B5"/>
        </table:table-row>
      </table:table>
      <text:p text:style-name="P9"><text:soft-page-break/></text:p>
      <text:p text:style-name="P9">Because all registers serve as memory, there is nothing preventing you from storing instructions inside registers.</text:p>
      <text:p text:style-name="P14"/>
      <text:p text:style-name="P14"/>
      <text:p text:style-name="P14"/>
      <text:p text:style-name="P14"/>
      <text:p text:style-name="P14"/>
      <text:p text:style-name="P14">Flags:</text:p>
      <text:p text:style-name="P14"/>
      <table:table table:name="Flags" table:style-name="Flags">
        <table:table-column table:style-name="Flags.A"/>
        <table:table-column table:style-name="Flags.B"/>
        <table:table-column table:style-name="Flags.C"/>
        <table:table-row>
          <table:table-cell table:style-name="Flags.A1" office:value-type="string">
            <text:p text:style-name="P37">Flag number:</text:p>
          </table:table-cell>
          <table:table-cell table:style-name="Flags.B1" office:value-type="string">
            <text:p text:style-name="P37">Flag name:</text:p>
          </table:table-cell>
          <table:table-cell table:style-name="Flags.C1" office:value-type="string">
            <text:p text:style-name="P37">Description:</text:p>
          </table:table-cell>
        </table:table-row>
        <table:table-row>
          <table:table-cell table:style-name="Flags.A2" office:value-type="string">
            <text:p text:style-name="P32">00</text:p>
          </table:table-cell>
          <table:table-cell table:style-name="Flags.B2" office:value-type="string">
            <text:p text:style-name="P32">HF – Halt Flag</text:p>
          </table:table-cell>
          <table:table-cell table:style-name="Flags.C2" office:value-type="string">
            <text:p text:style-name="P31">When the flag is set to 1, all activity of the CPU is stopped. When the flag is set to 0, CPU works normally.</text:p>
          </table:table-cell>
        </table:table-row>
        <table:table-row>
          <table:table-cell table:style-name="Flags.A3" office:value-type="string">
            <text:p text:style-name="P32">01</text:p>
          </table:table-cell>
          <table:table-cell table:style-name="Flags.B3" office:value-type="string">
            <text:p text:style-name="P32">SF – Skip Flag</text:p>
          </table:table-cell>
          <table:table-cell table:style-name="Flags.C3" office:value-type="string">
            <text:p text:style-name="P31">When the flag is set to 1, all instructions are skipped, except instructions that would change the value of this flag. When the flag is set to 0 - all instructions are executed normally.</text:p>
          </table:table-cell>
        </table:table-row>
        <table:table-row>
          <table:table-cell table:style-name="Flags.A4" office:value-type="string">
            <text:p text:style-name="P32">10</text:p>
          </table:table-cell>
          <table:table-cell table:style-name="Flags.B4" office:value-type="string">
            <text:p text:style-name="P32">AF – ALU Flag</text:p>
          </table:table-cell>
          <table:table-cell table:style-name="Flags.C4" office:value-type="string">
            <text:p text:style-name="P31">When the flag is set to 0, ALU output is sum of Alpha and Beta. Otherwise each bit of ALU output is NAND of respective bits of Alpha and Beta </text:p>
          </table:table-cell>
        </table:table-row>
      </table:table>
      <text:p text:style-name="P26"/>
      <text:p text:style-name="P8">3. <text:span text:style-name="T1">Instructions</text:span><text:span text:style-name="T19"/></text:p>
      <text:p text:style-name="P10">All instructions are <text:span text:style-name="T31">2-byte</text:span> long, meaning they take 2 memory cells each.<text:span text:style-name="T19"/></text:p>
      <text:p text:style-name="P8"/>
      <text:p text:style-name="P15">MOV:<text:span text:style-name="T19"/></text:p>
      <text:p text:style-name="P10">The most important and basic instruction of the PI assembly. It is used to move data from <text:span text:style-name="T6">a </text:span>regist<text:span text:style-name="T6">ry </text:span>to memory (or reverse). <text:span text:style-name="T6">Note, that since all registers are co-addressed with memory – you can also move data between registers (</text:span><text:span text:style-name="T13">MOV 0 01 0011 </text:span><text:span text:style-name="T6">will move data from 11 registry to 01 registry)</text:span><text:span text:style-name="T19"/>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0">0</text:p>
          </table:table-cell>
          <table:table-cell table:style-name="Tabela2.A1" office:value-type="string">
            <text:p text:style-name="P41">R</text:p>
          </table:table-cell>
          <table:table-cell table:style-name="Tabela2.C1" office:value-type="string">
            <text:p text:style-name="P41">REG</text:p>
          </table:table-cell>
          <table:table-cell table:style-name="Tabela2.A1" office:value-type="string">
            <text:p text:style-name="P42">MEM-ex</text:p>
          </table:table-cell>
          <table:table-cell table:style-name="Tabela2.E1" office:value-type="string">
            <text:p text:style-name="P41">MEM</text:p>
          </table:table-cell>
        </table:table-row>
        <table:table-row>
          <table:table-cell table:style-name="Tabela2.A2" office:value-type="string">
            <text:p text:style-name="P44">1 bit</text:p>
          </table:table-cell>
          <table:table-cell table:style-name="Tabela2.A2" office:value-type="string">
            <text:p text:style-name="P44">1 bit</text:p>
          </table:table-cell>
          <table:table-cell table:style-name="Tabela2.C2" office:value-type="string">
            <text:p text:style-name="P44"><text:span text:style-name="T31">4</text:span> bits</text:p>
          </table:table-cell>
          <table:table-cell table:style-name="Tabela2.A2" office:value-type="string">
            <text:p text:style-name="P45">2 bits</text:p>
          </table:table-cell>
          <table:table-cell table:style-name="Tabela2.E2" office:value-type="string">
            <text:p text:style-name="P44"><text:span text:style-name="T31">8</text:span> bits</text:p>
          </table:table-cell>
        </table:table-row>
        <table:table-row>
          <table:table-cell table:style-name="Tabela2.A3" office:value-type="string">
            <text:p text:style-name="P44">Instruction code</text:p>
          </table:table-cell>
          <table:table-cell table:style-name="Tabela2.A3" office:value-type="string">
            <text:p text:style-name="P44">Reverse Flag </text:p>
          </table:table-cell>
          <table:table-cell table:style-name="Tabela2.C3" office:value-type="string">
            <text:p text:style-name="P44">Registry number</text:p>
          </table:table-cell>
          <table:table-cell table:style-name="Tabela2.A3" office:value-type="string">
            <text:p text:style-name="P45">Extended memory address</text:p>
          </table:table-cell>
          <table:table-cell table:style-name="Tabela2.E3" office:value-type="string">
            <text:p text:style-name="P44">Memory address </text:p>
          </table:table-cell>
        </table:table-row>
      </table:table>
      <text:p text:style-name="P10">When R is 0, data is transferred from memory (MEM) to a regisry (REG). When R is 1, the direction is reversed.<text:span text:style-name="T19"/></text:p>
      <text:p text:style-name="P10"/>
      <text:p text:style-name="P12">Aside from the standard 1-byte memory address, 2 additional bits are availible (MEM-ex), if the machine supports enough memory.<text:span text:style-name="T19"/></text:p>
      <text:p text:style-name="P15"/>
      <text:p text:style-name="P15">FLAG:<text:span text:style-name="T19"/></text:p>
      <text:p text:style-name="P10">This is an instruction, that serves to alter the control flow of the program, by changing flags (described on page 2).<text:span text:style-name="T19"/>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A" table:number-columns-repeated="4"/>
        <table:table-column table:style-name="Tabela3.G"/>
        <table:table-row>
          <table:table-cell table:style-name="Tabela3.A1" office:value-type="string">
            <text:p text:style-name="P41">1</text:p>
          </table:table-cell>
          <table:table-cell table:style-name="Tabela3.A1" office:value-type="string">
            <text:p text:style-name="P41">FLAG</text:p>
          </table:table-cell>
          <table:table-cell table:style-name="Tabela3.A1" office:value-type="string">
            <text:p text:style-name="P41">VALUE</text:p>
          </table:table-cell>
          <table:table-cell table:style-name="Tabela3.A1" office:value-type="string">
            <text:p text:style-name="P41">CARRY</text:p>
          </table:table-cell>
          <table:table-cell table:style-name="Tabela3.A1" office:value-type="string">
            <text:p text:style-name="P41">ACC</text:p>
          </table:table-cell>
          <table:table-cell table:style-name="Tabela3.A1" office:value-type="string">
            <text:p text:style-name="P41">NEG</text:p>
          </table:table-cell>
          <table:table-cell table:style-name="Tabela3.G1" office:value-type="string">
            <text:p text:style-name="P41">OP</text:p>
          </table:table-cell>
        </table:table-row>
        <text:soft-page-break/>
        <table:table-row>
          <table:table-cell table:style-name="Tabela3.A2" office:value-type="string">
            <text:p text:style-name="P44">1 bit</text:p>
          </table:table-cell>
          <table:table-cell table:style-name="Tabela3.A2" office:value-type="string">
            <text:p text:style-name="P44">2 bits</text:p>
          </table:table-cell>
          <table:table-cell table:style-name="Tabela3.A2" office:value-type="string">
            <text:p text:style-name="P44">1 bit</text:p>
          </table:table-cell>
          <table:table-cell table:style-name="Tabela3.A2" office:value-type="string">
            <text:p text:style-name="P44">1 bit</text:p>
          </table:table-cell>
          <table:table-cell table:style-name="Tabela3.A2" office:value-type="string">
            <text:p text:style-name="P44">1 bit</text:p>
          </table:table-cell>
          <table:table-cell table:style-name="Tabela3.A2" office:value-type="string">
            <text:p text:style-name="P44">1 bit</text:p>
          </table:table-cell>
          <table:table-cell table:style-name="Tabela3.G2" office:value-type="string">
            <text:p text:style-name="P44">1 bit</text:p>
          </table:table-cell>
        </table:table-row>
        <table:table-row>
          <table:table-cell table:style-name="Tabela3.A3" office:value-type="string">
            <text:p text:style-name="P44">Instruction code</text:p>
          </table:table-cell>
          <table:table-cell table:style-name="Tabela3.A3" office:value-type="string">
            <text:p text:style-name="P44">Flag number</text:p>
          </table:table-cell>
          <table:table-cell table:style-name="Tabela3.A3" office:value-type="string">
            <text:p text:style-name="P44">Value inserted into the flag</text:p>
          </table:table-cell>
          <table:table-cell table:style-name="Tabela3.A3" office:value-type="string">
            <text:p text:style-name="P44">Indicating if to include carry</text:p>
          </table:table-cell>
          <table:table-cell table:style-name="Tabela3.A3" office:value-type="string">
            <text:p text:style-name="P44"><text:s/>Indicating if to include accumulator</text:p>
          </table:table-cell>
          <table:table-cell table:style-name="Tabela3.A3" office:value-type="string">
            <text:p text:style-name="P44">If set to 1 – final value inserted into the flag will be negated</text:p>
          </table:table-cell>
          <table:table-cell table:style-name="Tabela3.G3" office:value-type="string">
            <text:p text:style-name="P44">Indicating operation performed on the inputs (0 – OR, 1 - AND)</text:p>
          </table:table-cell>
        </table:table-row>
      </table:table>
      <text:p text:style-name="P10"/>
      <text:p text:style-name="P10">Flag indicated by the argument <text:span text:style-name="T10">FLAG</text:span> will be set. <text:span text:style-name="T19"/></text:p>
      <text:p text:style-name="P10"/>
      <text:p text:style-name="P10">Other arguments determine what will the input be. <text:span text:style-name="T19"/></text:p>
      <text:p text:style-name="P10"/>
      <text:p text:style-name="P10"><text:span text:style-name="T10">VALUE</text:span> is given directly to be put into the FLAG<text:span text:style-name="T19"/></text:p>
      <text:p text:style-name="P10"/>
      <text:p text:style-name="P10"><text:span text:style-name="T10">CARRY and ACC</text:span> indicate if <text:span text:style-name="T12">C</text:span><text:span text:style-name="T10">arry from the ALU (from the last operation)</text:span> and <text:span text:style-name="T26">l</text:span><text:span text:style-name="T12">ogical sum (OR) of all bits in the Accumulator</text:span><text:span text:style-name="T26"> </text:span>will be combined with the value given in argument VALUE.<text:span text:style-name="T19"/></text:p>
      <text:p text:style-name="P10"/>
      <text:p text:style-name="P10"><text:span text:style-name="T10">OP</text:span> indicates in what way all included values will be combined (AND / OR).<text:span text:style-name="T19"/></text:p>
      <text:p text:style-name="P10"/>
      <text:p text:style-name="P10"><text:span text:style-name="T10">NEG</text:span> gives the opportunity to negate the whole input (after including VALUE, CARRY and ACC, as well as conducting operation specified by <text:span text:style-name="T26">OP</text:span>)<text:span text:style-name="T19"/></text:p>
      <text:p text:style-name="P10"/>
      <text:p text:style-name="P10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rsid="001c84c9" officeooo:paragraph-rsid="001c84c9" style:font-size-asian="9pt" style:font-size-complex="9pt"/>
    </style:style>
    <style:style style:name="MT1" style:family="text">
      <style:text-properties fo:color="#3465a4" loext:opacity="100%" fo:font-weight="bold" style:font-weight-asian="bold" style:font-weight-complex="bold"/>
    </style:style>
    <style:style style:name="MT2" style:family="text">
      <style:text-properties fo:color="#3465a4" loext:opacity="100%"/>
    </style:style>
    <style:style style:name="MT3" style:family="text">
      <style:text-properties officeooo:rsid="00203827"/>
    </style:style>
    <style:style style:name="MT4" style:family="text">
      <style:text-properties fo:color="#3465a4" loext:opacity="100%" fo:font-weight="bold" fo:background-color="transparent" loext:char-shading-value="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I</text:span><text:span text:style-name="MT2"> </text:span>– the data-driven computer architecture – <text:span text:style-name="MT3">4-bit </text:span>v. 1.0<text:tab/><text:tab/><text:span text:style-name="MT4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23:04.598848264</meta:creation-date>
    <dc:date>2025-03-05T22:18:26.582078962</dc:date>
    <meta:editing-duration>PT3H41M36S</meta:editing-duration>
    <meta:editing-cycles>9</meta:editing-cycles>
    <meta:generator>LibreOffice/7.4.7.2$Linux_X86_64 LibreOffice_project/40$Build-2</meta:generator>
    <meta:document-statistic meta:table-count="5" meta:image-count="0" meta:object-count="0" meta:page-count="4" meta:paragraph-count="130" meta:word-count="975" meta:character-count="5716" meta:non-whitespace-character-count="4829"/>
  </office:meta>
</office:document-meta>
</file>